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4cm" fo:text-align="justify" fo:text-indent="0cm"/>
    </style:style>
    <style:style style:name="P8" style:family="paragraph">
      <style:paragraph-properties fo:text-align="justify" style:writing-mode="lr-tb"/>
    </style:style>
    <style:style style:name="P9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Endless Possibilities to Discover Free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QB Networks &amp; Masscollabs Services &amp; PSD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earching git repositories inside forges like GitHub,GitLab, Debian’s and GNOME’s GitLab and other forges such as Sourcehut, Disroot and Codeberg.</text:p>
              </text:list-item>
              <text:list-item>
                <text:p>Sharing R&amp;D ideas within our community workspace and releasing our thoughts publicly avail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5">QB Networks &amp; Masscollabs Services &amp; PSD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7">By Mert Gör</text:p>
              </text:list-item>
              <text:list-item>
                <text:p text:style-name="P7">CC BY-SA 4.0 or later</text:p>
              </text:list-item>
              <text:list-item>
                <text:p text:style-name="P7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5">QB Networks &amp; Masscollabs Services &amp; PSD<text:line-break/>Questions &amp; Answer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Telegram Group : <text:a xlink:href="https://t.me/masscollabs" xlink:type="simple">https://t.me/masscollabs</text:a></text:p>
              </text:list-item>
              <text:list-item>
                <text:p text:style-name="P9">libera.chat IRC Channel : #masscollab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9:49:40.229217528</meta:creation-date>
    <meta:editing-duration>PT8M24S</meta:editing-duration>
    <meta:editing-cycles>13</meta:editing-cycles>
    <meta:generator>LibreOffice/7.4.7.2$Linux_X86_64 LibreOffice_project/40$Build-2</meta:generator>
    <dc:title>DNA</dc:title>
    <meta:initial-creator>Mert Gör</meta:initial-creator>
    <dc:date>2025-02-15T19:58:08.701054451</dc:date>
    <dc:creator>Mert Gör</dc:creator>
    <meta:document-statistic meta:object-count="118"/>
  </office:meta>
</office:document-meta>
</file>